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9949in" svg:height="7.6681in" svg:x="8.6382in" svg:y="0in">
            <draw:object draw:notify-on-update-of-ranges="Sheet1.A1:Sheet1.B100 Sheet1.C1:Sheet1.C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CycD CycD</text:p>
          </table:table-cell>
          <table:covered-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 Wildtyp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ycD Rb</text:p>
          </table:table-cell>
          <table:covered-table-cell/>
          <table:table-cell office:value-type="float" office:value="0.006689" calcext:value-type="float">
            <text:p>0.00668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E2F</text:p>
          </table:table-cell>
          <table:covered-table-cell/>
          <table:table-cell office:value-type="float" office:value="0.099101" calcext:value-type="float">
            <text:p>0.09910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ycE</text:p>
          </table:table-cell>
          <table:covered-table-cell/>
          <table:table-cell office:value-type="float" office:value="0.076651" calcext:value-type="float">
            <text:p>0.07665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ycA</text:p>
          </table:table-cell>
          <table:covered-table-cell/>
          <table:table-cell office:value-type="float" office:value="0.064837" calcext:value-type="float">
            <text:p>0.06483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P27</text:p>
          </table:table-cell>
          <table:covered-table-cell/>
          <table:table-cell office:value-type="float" office:value="0.006689" calcext:value-type="float">
            <text:p>0.00668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dc20</text:p>
          </table:table-cell>
          <table:covered-table-cell/>
          <table:table-cell office:value-type="float" office:value="0.267279" calcext:value-type="float">
            <text:p>0.26727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UbcH10</text:p>
          </table:table-cell>
          <table:covered-table-cell/>
          <table:table-cell office:value-type="float" office:value="0.120299" calcext:value-type="float">
            <text:p>0.12029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dh1</text:p>
          </table:table-cell>
          <table:covered-table-cell/>
          <table:table-cell office:value-type="float" office:value="0.107788" calcext:value-type="float">
            <text:p>0.10778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ycB</text:p>
          </table:table-cell>
          <table:covered-table-cell/>
          <table:table-cell office:value-type="float" office:value="0.315361" calcext:value-type="float">
            <text:p>0.315361</text:p>
          </table:table-cell>
          <table:table-cell table:formula="of:=SUM([.C1:.C10])" office:value-type="float" office:value="1.064694" calcext:value-type="float">
            <text:p>1.064694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b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Rb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E2F</text:p>
          </table:table-cell>
          <table:covered-table-cell/>
          <table:table-cell office:value-type="float" office:value="0.105792" calcext:value-type="float">
            <text:p>0.10579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ycE</text:p>
          </table:table-cell>
          <table:covered-table-cell/>
          <table:table-cell office:value-type="float" office:value="0.076061" calcext:value-type="float">
            <text:p>0.07606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ycA</text:p>
          </table:table-cell>
          <table:covered-table-cell/>
          <table:table-cell office:value-type="float" office:value="0.063333" calcext:value-type="float">
            <text:p>0.06333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P27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dc20</text:p>
          </table:table-cell>
          <table:covered-table-cell/>
          <table:table-cell office:value-type="float" office:value="0.269844" calcext:value-type="float">
            <text:p>0.26984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UbcH10</text:p>
          </table:table-cell>
          <table:covered-table-cell/>
          <table:table-cell office:value-type="float" office:value="0.122932" calcext:value-type="float">
            <text:p>0.12293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dh1</text:p>
          </table:table-cell>
          <table:covered-table-cell/>
          <table:table-cell office:value-type="float" office:value="0.107788" calcext:value-type="float">
            <text:p>0.10778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ycB</text:p>
          </table:table-cell>
          <table:covered-table-cell/>
          <table:table-cell office:value-type="float" office:value="0.317833" calcext:value-type="float">
            <text:p>0.317833</text:p>
          </table:table-cell>
          <table:table-cell table:formula="of:=SUM([.C11:.C20])" office:value-type="float" office:value="1.063583" calcext:value-type="float">
            <text:p>1.063583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2F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Rb</text:p>
          </table:table-cell>
          <table:covered-table-cell/>
          <table:table-cell office:value-type="float" office:value="0.000182" calcext:value-type="float">
            <text:p>0.00018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E2F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ycE</text:p>
          </table:table-cell>
          <table:covered-table-cell/>
          <table:table-cell office:value-type="float" office:value="0.103816" calcext:value-type="float">
            <text:p>0.10381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ycA</text:p>
          </table:table-cell>
          <table:covered-table-cell/>
          <table:table-cell office:value-type="float" office:value="0.06158" calcext:value-type="float">
            <text:p>0.0615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P27</text:p>
          </table:table-cell>
          <table:covered-table-cell/>
          <table:table-cell office:value-type="float" office:value="0.000183" calcext:value-type="float">
            <text:p>0.00018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dc2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UbcH10</text:p>
          </table:table-cell>
          <table:covered-table-cell/>
          <table:table-cell office:value-type="float" office:value="0.005304" calcext:value-type="float">
            <text:p>0.00530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dh1</text:p>
          </table:table-cell>
          <table:covered-table-cell/>
          <table:table-cell office:value-type="float" office:value="0.107788" calcext:value-type="float">
            <text:p>0.10778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ycB</text:p>
          </table:table-cell>
          <table:covered-table-cell/>
          <table:table-cell office:value-type="float" office:value="0.004377" calcext:value-type="float">
            <text:p>0.004377</text:p>
          </table:table-cell>
          <table:table-cell table:formula="of:=SUM([.C21:.C30])" office:value-type="float" office:value="0.28323" calcext:value-type="float">
            <text:p>0.28323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ycE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Rb</text:p>
          </table:table-cell>
          <table:covered-table-cell/>
          <table:table-cell office:value-type="float" office:value="0.000656" calcext:value-type="float">
            <text:p>0.00065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E2F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yc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ycA</text:p>
          </table:table-cell>
          <table:covered-table-cell/>
          <table:table-cell office:value-type="float" office:value="0.065644" calcext:value-type="float">
            <text:p>0.06564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P27</text:p>
          </table:table-cell>
          <table:covered-table-cell/>
          <table:table-cell office:value-type="float" office:value="0.000657" calcext:value-type="float">
            <text:p>0.00065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dc20</text:p>
          </table:table-cell>
          <table:covered-table-cell/>
          <table:table-cell office:value-type="float" office:value="0.005457" calcext:value-type="float">
            <text:p>0.00545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UbcH10</text:p>
          </table:table-cell>
          <table:covered-table-cell/>
          <table:table-cell office:value-type="float" office:value="0.120093" calcext:value-type="float">
            <text:p>0.12009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dh1</text:p>
          </table:table-cell>
          <table:covered-table-cell/>
          <table:table-cell office:value-type="float" office:value="0.107788" calcext:value-type="float">
            <text:p>0.10778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ycB</text:p>
          </table:table-cell>
          <table:covered-table-cell/>
          <table:table-cell office:value-type="float" office:value="0.317833" calcext:value-type="float">
            <text:p>0.317833</text:p>
          </table:table-cell>
          <table:table-cell table:formula="of:=SUM([.C31:.C40])" office:value-type="float" office:value="0.618128" calcext:value-type="float">
            <text:p>0.618128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ycA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Rb</text:p>
          </table:table-cell>
          <table:covered-table-cell/>
          <table:table-cell office:value-type="float" office:value="0.000969" calcext:value-type="float">
            <text:p>0.00096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E2F</text:p>
          </table:table-cell>
          <table:covered-table-cell/>
          <table:table-cell office:value-type="float" office:value="0.004568" calcext:value-type="float">
            <text:p>0.00456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yc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ycA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P27</text:p>
          </table:table-cell>
          <table:covered-table-cell/>
          <table:table-cell office:value-type="float" office:value="0.000966" calcext:value-type="float">
            <text:p>0.00096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dc20</text:p>
          </table:table-cell>
          <table:covered-table-cell/>
          <table:table-cell office:value-type="float" office:value="0.271206" calcext:value-type="float">
            <text:p>0.27120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UbcH10</text:p>
          </table:table-cell>
          <table:covered-table-cell/>
          <table:table-cell office:value-type="float" office:value="0.120093" calcext:value-type="float">
            <text:p>0.12009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dh1</text:p>
          </table:table-cell>
          <table:covered-table-cell/>
          <table:table-cell office:value-type="float" office:value="0.107788" calcext:value-type="float">
            <text:p>0.10778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ycB</text:p>
          </table:table-cell>
          <table:covered-table-cell/>
          <table:table-cell office:value-type="float" office:value="0.317833" calcext:value-type="float">
            <text:p>0.317833</text:p>
          </table:table-cell>
          <table:table-cell table:formula="of:=SUM([.C41:.C50])" office:value-type="float" office:value="0.823423" calcext:value-type="float">
            <text:p>0.823423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27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Rb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E2F</text:p>
          </table:table-cell>
          <table:covered-table-cell/>
          <table:table-cell office:value-type="float" office:value="0.105792" calcext:value-type="float">
            <text:p>0.10579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ycE</text:p>
          </table:table-cell>
          <table:covered-table-cell/>
          <table:table-cell office:value-type="float" office:value="0.075121" calcext:value-type="float">
            <text:p>0.07512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ycA</text:p>
          </table:table-cell>
          <table:covered-table-cell/>
          <table:table-cell office:value-type="float" office:value="0.063333" calcext:value-type="float">
            <text:p>0.06333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P27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dc20</text:p>
          </table:table-cell>
          <table:covered-table-cell/>
          <table:table-cell office:value-type="float" office:value="0.269815" calcext:value-type="float">
            <text:p>0.26981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UbcH10</text:p>
          </table:table-cell>
          <table:covered-table-cell/>
          <table:table-cell office:value-type="float" office:value="0.11686" calcext:value-type="float">
            <text:p>0.1168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dh1</text:p>
          </table:table-cell>
          <table:covered-table-cell/>
          <table:table-cell office:value-type="float" office:value="0.102905" calcext:value-type="float">
            <text:p>0.10290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ycB</text:p>
          </table:table-cell>
          <table:covered-table-cell/>
          <table:table-cell office:value-type="float" office:value="0.313312" calcext:value-type="float">
            <text:p>0.313312</text:p>
          </table:table-cell>
          <table:table-cell table:formula="of:=SUM([.C51:.C60])" office:value-type="float" office:value="1.047138" calcext:value-type="float">
            <text:p>1.047138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dc20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Rb</text:p>
          </table:table-cell>
          <table:covered-table-cell/>
          <table:table-cell office:value-type="float" office:value="0.000755" calcext:value-type="float">
            <text:p>0.00075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E2F</text:p>
          </table:table-cell>
          <table:covered-table-cell/>
          <table:table-cell office:value-type="float" office:value="0.092903" calcext:value-type="float">
            <text:p>0.09290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ycE</text:p>
          </table:table-cell>
          <table:covered-table-cell/>
          <table:table-cell office:value-type="float" office:value="0.001083" calcext:value-type="float">
            <text:p>0.00108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ycA</text:p>
          </table:table-cell>
          <table:covered-table-cell/>
          <table:table-cell office:value-type="float" office:value="0.000566" calcext:value-type="float">
            <text:p>0.00056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P27</text:p>
          </table:table-cell>
          <table:covered-table-cell/>
          <table:table-cell office:value-type="float" office:value="0.000758" calcext:value-type="float">
            <text:p>0.00075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dc2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UbcH10</text:p>
          </table:table-cell>
          <table:covered-table-cell/>
          <table:table-cell office:value-type="float" office:value="0.005304" calcext:value-type="float">
            <text:p>0.00530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61:.C70])" office:value-type="float" office:value="0.101369" calcext:value-type="float">
            <text:p>0.101369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bcH10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Rb</text:p>
          </table:table-cell>
          <table:covered-table-cell/>
          <table:table-cell office:value-type="float" office:value="0.000656" calcext:value-type="float">
            <text:p>0.00065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E2F</text:p>
          </table:table-cell>
          <table:covered-table-cell/>
          <table:table-cell office:value-type="float" office:value="0.092903" calcext:value-type="float">
            <text:p>0.09290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ycE</text:p>
          </table:table-cell>
          <table:covered-table-cell/>
          <table:table-cell office:value-type="float" office:value="0.065426" calcext:value-type="float">
            <text:p>0.0654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ycA</text:p>
          </table:table-cell>
          <table:covered-table-cell/>
          <table:table-cell office:value-type="float" office:value="0.00088" calcext:value-type="float">
            <text:p>0.0008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P27</text:p>
          </table:table-cell>
          <table:covered-table-cell/>
          <table:table-cell office:value-type="float" office:value="0.000657" calcext:value-type="float">
            <text:p>0.00065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dc20</text:p>
          </table:table-cell>
          <table:covered-table-cell/>
          <table:table-cell office:value-type="float" office:value="0.299915" calcext:value-type="float">
            <text:p>0.29991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71:.C80])" office:value-type="float" office:value="0.460437" calcext:value-type="float">
            <text:p>0.460437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dh1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Rb</text:p>
          </table:table-cell>
          <table:covered-table-cell/>
          <table:table-cell office:value-type="float" office:value="0.000631" calcext:value-type="float">
            <text:p>0.00063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E2F</text:p>
          </table:table-cell>
          <table:covered-table-cell/>
          <table:table-cell office:value-type="float" office:value="0.000738" calcext:value-type="float">
            <text:p>0.00073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ycE</text:p>
          </table:table-cell>
          <table:covered-table-cell/>
          <table:table-cell office:value-type="float" office:value="0.036086" calcext:value-type="float">
            <text:p>0.03608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ycA</text:p>
          </table:table-cell>
          <table:covered-table-cell/>
          <table:table-cell office:value-type="float" office:value="0.000566" calcext:value-type="float">
            <text:p>0.00056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P27</text:p>
          </table:table-cell>
          <table:covered-table-cell/>
          <table:table-cell office:value-type="float" office:value="0.000629" calcext:value-type="float">
            <text:p>0.00062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dc20</text:p>
          </table:table-cell>
          <table:covered-table-cell/>
          <table:table-cell office:value-type="float" office:value="0.269844" calcext:value-type="float">
            <text:p>0.26984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UbcH10</text:p>
          </table:table-cell>
          <table:covered-table-cell/>
          <table:table-cell office:value-type="float" office:value="0.120093" calcext:value-type="float">
            <text:p>0.12009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ycB</text:p>
          </table:table-cell>
          <table:covered-table-cell/>
          <table:table-cell office:value-type="float" office:value="0.331732" calcext:value-type="float">
            <text:p>0.331732</text:p>
          </table:table-cell>
          <table:table-cell table:formula="of:=SUM([.C81:.C90])" office:value-type="float" office:value="0.760319" calcext:value-type="float">
            <text:p>0.760319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ycB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Rb</text:p>
          </table:table-cell>
          <table:covered-table-cell/>
          <table:table-cell office:value-type="float" office:value="0.000372" calcext:value-type="float">
            <text:p>0.00037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E2F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yc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ycA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P27</text:p>
          </table:table-cell>
          <table:covered-table-cell/>
          <table:table-cell office:value-type="float" office:value="0.000367" calcext:value-type="float">
            <text:p>0.00036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dc20</text:p>
          </table:table-cell>
          <table:covered-table-cell/>
          <table:table-cell office:value-type="float" office:value="0.301278" calcext:value-type="float">
            <text:p>0.30127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91:.C100])" office:value-type="float" office:value="0.302017" calcext:value-type="float">
            <text:p>0.302017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5.176in" svg:height="5.5319in" svg:x="2.8835in" svg:y="16.272in">
            <draw:object draw:notify-on-update-of-ranges="Sheet2.A1:Sheet2.B100 Sheet2.E1:Sheet2.E1 Sheet2.C1:Sheet2.C100 Sheet1.E1:Sheet1.E1 Sheet1.C1:Sheet1.C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ycD CycD</text:p>
          </table:table-cell>
          <table:covered-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 Rb Knockout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ycD Rb</text:p>
          </table:table-cell>
          <table:covered-table-cell/>
          <table:table-cell office:value-type="float" office:value="0.100993" calcext:value-type="float">
            <text:p>0.10099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E2F</text:p>
          </table:table-cell>
          <table:covered-table-cell/>
          <table:table-cell office:value-type="float" office:value="0.097428" calcext:value-type="float">
            <text:p>0.0974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ycE</text:p>
          </table:table-cell>
          <table:covered-table-cell/>
          <table:table-cell office:value-type="float" office:value="0.127606" calcext:value-type="float">
            <text:p>0.12760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ycA</text:p>
          </table:table-cell>
          <table:covered-table-cell/>
          <table:table-cell office:value-type="float" office:value="0.277821" calcext:value-type="float">
            <text:p>0.27782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P27</text:p>
          </table:table-cell>
          <table:covered-table-cell/>
          <table:table-cell office:value-type="float" office:value="0.041361" calcext:value-type="float">
            <text:p>0.04136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dc20</text:p>
          </table:table-cell>
          <table:covered-table-cell/>
          <table:table-cell office:value-type="float" office:value="0.131836" calcext:value-type="float">
            <text:p>0.13183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UbcH10</text:p>
          </table:table-cell>
          <table:covered-table-cell/>
          <table:table-cell office:value-type="float" office:value="0.09168" calcext:value-type="float">
            <text:p>0.0916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dh1</text:p>
          </table:table-cell>
          <table:covered-table-cell/>
          <table:table-cell office:value-type="float" office:value="0.054901" calcext:value-type="float">
            <text:p>0.05490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D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1:.C10])" office:value-type="float" office:value="0.923626" calcext:value-type="float">
            <text:p>0.923626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b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Rb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E2F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yc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ycA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P27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dc2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b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11:.C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2F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Rb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E2F</text:p>
          </table:table-cell>
          <table:covered-table-cell/>
          <table:table-cell office:value-type="float" office:value="0.186259" calcext:value-type="float">
            <text:p>0.18625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yc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ycA</text:p>
          </table:table-cell>
          <table:covered-table-cell/>
          <table:table-cell office:value-type="float" office:value="0.049468" calcext:value-type="float">
            <text:p>0.04946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P27</text:p>
          </table:table-cell>
          <table:covered-table-cell/>
          <table:table-cell office:value-type="float" office:value="0.005262" calcext:value-type="float">
            <text:p>0.00526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dc20</text:p>
          </table:table-cell>
          <table:covered-table-cell/>
          <table:table-cell office:value-type="float" office:value="0.154459" calcext:value-type="float">
            <text:p>0.15445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dh1</text:p>
          </table:table-cell>
          <table:covered-table-cell/>
          <table:table-cell office:value-type="float" office:value="0.197637" calcext:value-type="float">
            <text:p>0.19763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E2F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21:.C30])" office:value-type="float" office:value="0.593085" calcext:value-type="float">
            <text:p>0.593085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ycE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Rb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E2F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ycE</text:p>
          </table:table-cell>
          <table:covered-table-cell/>
          <table:table-cell office:value-type="float" office:value="0.00626" calcext:value-type="float">
            <text:p>0.006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ycA</text:p>
          </table:table-cell>
          <table:covered-table-cell/>
          <table:table-cell office:value-type="float" office:value="0.051916" calcext:value-type="float">
            <text:p>0.05191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P27</text:p>
          </table:table-cell>
          <table:covered-table-cell/>
          <table:table-cell office:value-type="float" office:value="0.203628" calcext:value-type="float">
            <text:p>0.2036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dc2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E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31:.C40])" office:value-type="float" office:value="0.261804" calcext:value-type="float">
            <text:p>0.261804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ycA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Rb</text:p>
          </table:table-cell>
          <table:covered-table-cell/>
          <table:table-cell office:value-type="float" office:value="0.003767" calcext:value-type="float">
            <text:p>0.00376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E2F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yc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ycA</text:p>
          </table:table-cell>
          <table:covered-table-cell/>
          <table:table-cell office:value-type="float" office:value="0.092921" calcext:value-type="float">
            <text:p>0.09292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P27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dc2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A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41:.C50])" office:value-type="float" office:value="0.096688" calcext:value-type="float">
            <text:p>0.096688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27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Rb</text:p>
          </table:table-cell>
          <table:covered-table-cell/>
          <table:table-cell office:value-type="float" office:value="0.136595" calcext:value-type="float">
            <text:p>0.13659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E2F</text:p>
          </table:table-cell>
          <table:covered-table-cell/>
          <table:table-cell office:value-type="float" office:value="0.007651" calcext:value-type="float">
            <text:p>0.00765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ycE</text:p>
          </table:table-cell>
          <table:covered-table-cell/>
          <table:table-cell office:value-type="float" office:value="0.000413" calcext:value-type="float">
            <text:p>0.00041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ycA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P27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dc2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UbcH10</text:p>
          </table:table-cell>
          <table:covered-table-cell/>
          <table:table-cell office:value-type="float" office:value="0.146907" calcext:value-type="float">
            <text:p>0.14690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dh1</text:p>
          </table:table-cell>
          <table:covered-table-cell/>
          <table:table-cell office:value-type="float" office:value="0.001584" calcext:value-type="float">
            <text:p>0.00158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27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51:.C60])" office:value-type="float" office:value="0.29315" calcext:value-type="float">
            <text:p>0.29315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dc20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Rb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E2F</text:p>
          </table:table-cell>
          <table:covered-table-cell/>
          <table:table-cell office:value-type="float" office:value="0.005362" calcext:value-type="float">
            <text:p>0.00536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ycE</text:p>
          </table:table-cell>
          <table:covered-table-cell/>
          <table:table-cell office:value-type="float" office:value="0.135235" calcext:value-type="float">
            <text:p>0.13523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ycA</text:p>
          </table:table-cell>
          <table:covered-table-cell/>
          <table:table-cell office:value-type="float" office:value="0.105103" calcext:value-type="float">
            <text:p>0.10510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P27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dc20</text:p>
          </table:table-cell>
          <table:covered-table-cell/>
          <table:table-cell office:value-type="float" office:value="0.004911" calcext:value-type="float">
            <text:p>0.00491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c20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61:.C70])" office:value-type="float" office:value="0.250611" calcext:value-type="float">
            <text:p>0.250611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bcH10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Rb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E2F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ycE</text:p>
          </table:table-cell>
          <table:covered-table-cell/>
          <table:table-cell office:value-type="float" office:value="0.00626" calcext:value-type="float">
            <text:p>0.0062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ycA</text:p>
          </table:table-cell>
          <table:covered-table-cell/>
          <table:table-cell office:value-type="float" office:value="0.051916" calcext:value-type="float">
            <text:p>0.05191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P27</text:p>
          </table:table-cell>
          <table:covered-table-cell/>
          <table:table-cell office:value-type="float" office:value="0.203628" calcext:value-type="float">
            <text:p>0.2036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dc2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UbcH10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71:.C80])" office:value-type="float" office:value="0.261804" calcext:value-type="float">
            <text:p>0.261804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dh1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Rb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E2F</text:p>
          </table:table-cell>
          <table:covered-table-cell/>
          <table:table-cell office:value-type="float" office:value="0.180897" calcext:value-type="float">
            <text:p>0.18089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yc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ycA</text:p>
          </table:table-cell>
          <table:covered-table-cell/>
          <table:table-cell office:value-type="float" office:value="0.049997" calcext:value-type="float">
            <text:p>0.04999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P27</text:p>
          </table:table-cell>
          <table:covered-table-cell/>
          <table:table-cell office:value-type="float" office:value="0.005262" calcext:value-type="float">
            <text:p>0.00526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dc20</text:p>
          </table:table-cell>
          <table:covered-table-cell/>
          <table:table-cell office:value-type="float" office:value="0.149548" calcext:value-type="float">
            <text:p>0.14954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dh1</text:p>
          </table:table-cell>
          <table:covered-table-cell/>
          <table:table-cell office:value-type="float" office:value="0.197637" calcext:value-type="float">
            <text:p>0.19763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dh1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81:.C90])" office:value-type="float" office:value="0.583341" calcext:value-type="float">
            <text:p>0.583341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ycB Cyc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Rb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E2F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ycE</text:p>
          </table:table-cell>
          <table:covered-table-cell/>
          <table:table-cell office:value-type="float" office:value="0.000565" calcext:value-type="float">
            <text:p>0.00056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ycA</text:p>
          </table:table-cell>
          <table:covered-table-cell/>
          <table:table-cell office:value-type="float" office:value="0.028501" calcext:value-type="float">
            <text:p>0.02850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P27</text:p>
          </table:table-cell>
          <table:covered-table-cell/>
          <table:table-cell office:value-type="float" office:value="0.203628" calcext:value-type="float">
            <text:p>0.203628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dc2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UbcH10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dh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ycB CycB</text:p>
          </table:table-cell>
          <table:covered-table-cell/>
          <table:table-cell office:value-type="float" office:value="0" calcext:value-type="float">
            <text:p>0</text:p>
          </table:table-cell>
          <table:table-cell table:formula="of:=SUM([.C91:.C100])" office:value-type="float" office:value="0.232694" calcext:value-type="float">
            <text:p>0.232694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CycD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D</text:p>
          </table:table-cell>
          <table:table-cell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D</text:p>
          </table:table-cell>
          <table:table-cell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D</text:p>
          </table:table-cell>
          <table:table-cell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D</text:p>
          </table:table-cell>
          <table:table-cell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D</text:p>
          </table:table-cell>
          <table:table-cell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D</text:p>
          </table:table-cell>
          <table:table-cell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D</text:p>
          </table:table-cell>
          <table:table-cell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D</text:p>
          </table:table-cell>
          <table:table-cell office:value-type="string" calcext:value-type="string">
            <text:p>Cy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Cyc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Cy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F</text:p>
          </table:table-cell>
          <table:table-cell office:value-type="string" calcext:value-type="string">
            <text:p>Cy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F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F</text:p>
          </table:table-cell>
          <table:table-cell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F</text:p>
          </table:table-cell>
          <table:table-cell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F</text:p>
          </table:table-cell>
          <table:table-cell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F</text:p>
          </table:table-cell>
          <table:table-cell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F</text:p>
          </table:table-cell>
          <table:table-cell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F</text:p>
          </table:table-cell>
          <table:table-cell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F</text:p>
          </table:table-cell>
          <table:table-cell office:value-type="string" calcext:value-type="string">
            <text:p>Cy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E</text:p>
          </table:table-cell>
          <table:table-cell office:value-type="string" calcext:value-type="string">
            <text:p>Cy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E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E</text:p>
          </table:table-cell>
          <table:table-cell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E</text:p>
          </table:table-cell>
          <table:table-cell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E</text:p>
          </table:table-cell>
          <table:table-cell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E</text:p>
          </table:table-cell>
          <table:table-cell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E</text:p>
          </table:table-cell>
          <table:table-cell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E</text:p>
          </table:table-cell>
          <table:table-cell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E</text:p>
          </table:table-cell>
          <table:table-cell office:value-type="string" calcext:value-type="string">
            <text:p>Cy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A</text:p>
          </table:table-cell>
          <table:table-cell office:value-type="string" calcext:value-type="string">
            <text:p>Cy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A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A</text:p>
          </table:table-cell>
          <table:table-cell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A</text:p>
          </table:table-cell>
          <table:table-cell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A</text:p>
          </table:table-cell>
          <table:table-cell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A</text:p>
          </table:table-cell>
          <table:table-cell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A</text:p>
          </table:table-cell>
          <table:table-cell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A</text:p>
          </table:table-cell>
          <table:table-cell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A</text:p>
          </table:table-cell>
          <table:table-cell office:value-type="string" calcext:value-type="string">
            <text:p>Cy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Cy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Cy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Cy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Cy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H10</text:p>
          </table:table-cell>
          <table:table-cell office:value-type="string" calcext:value-type="string">
            <text:p>Cy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H10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H10</text:p>
          </table:table-cell>
          <table:table-cell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H10</text:p>
          </table:table-cell>
          <table:table-cell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H10</text:p>
          </table:table-cell>
          <table:table-cell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H10</text:p>
          </table:table-cell>
          <table:table-cell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H10</text:p>
          </table:table-cell>
          <table:table-cell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H10</text:p>
          </table:table-cell>
          <table:table-cell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cH10</text:p>
          </table:table-cell>
          <table:table-cell office:value-type="string" calcext:value-type="string">
            <text:p>Cy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Cy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Cy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B</text:p>
          </table:table-cell>
          <table:table-cell office:value-type="string" calcext:value-type="string">
            <text:p>Cy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B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B</text:p>
          </table:table-cell>
          <table:table-cell office:value-type="string" calcext:value-type="string">
            <text:p>E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B</text:p>
          </table:table-cell>
          <table:table-cell office:value-type="string" calcext:value-type="string">
            <text:p>Cy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B</text:p>
          </table:table-cell>
          <table:table-cell office:value-type="string" calcext:value-type="string">
            <text:p>Cy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B</text:p>
          </table:table-cell>
          <table:table-cell office:value-type="string" calcext:value-type="string">
            <text:p>P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B</text:p>
          </table:table-cell>
          <table:table-cell office:value-type="string" calcext:value-type="string">
            <text:p>Cd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B</text:p>
          </table:table-cell>
          <table:table-cell office:value-type="string" calcext:value-type="string">
            <text:p>UbcH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B</text:p>
          </table:table-cell>
          <table:table-cell office:value-type="string" calcext:value-type="string">
            <text:p>Cdh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ycB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101" table:contains-header="false">
          <table:sort table:bind-styles-to-content="false"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08:25:57.288829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7T09:33:41.577693211</dc:date>
    <dc:creator>Mason </dc:creator>
    <meta:generator>LibreOffice/4.2.8.2$Linux_X86_64 LibreOffice_project/420m0$Build-2</meta:generator>
    <meta:editing-duration>P0D</meta:editing-duration>
    <meta:editing-cycles>2</meta:editing-cycles>
    <meta:document-statistic meta:table-count="2" meta:cell-count="6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468cm" svg:height="19.478cm" xlink:href=".." xlink:type="simple" chart:class="chart:line" chart:style-name="ch1">
        <chart:legend chart:legend-position="end" svg:x="27.616cm" svg:y="9.44cm" style:legend-expansion="high" chart:style-name="ch2"/>
        <chart:plot-area chart:style-name="ch3" table:cell-range-address="Sheet1.A1:Sheet1.C100" chart:data-source-has-labels="column" svg:x="0.609cm" svg:y="0.529cm" svg:width="28.648cm" svg:height="12.122cm">
          <chartooo:coordinate-region svg:x="1.521cm" svg:y="0.728cm" svg:width="27.736cm" svg:height="6.512cm"/>
          <chart:axis chart:dimension="x" chart:name="primary-x" chart:style-name="ch4" chartooo:axis-type="auto">
            <chartooo:date-scale/>
            <chart:categories table:cell-range-address="Sheet1.A1:Sheet1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ycD CycD</text:p>
                <text:list>
                  <text:list-item>
                    <text:p>CycD CycD</text:p>
                  </text:list-item>
                  <text:list-item>
                    <text:p/>
                  </text:list-item>
                </text:list>
                <draw:g>
                  <svg:desc>Sheet1.A1:Sheet1.B100</svg:desc>
                </draw:g>
              </table:table-cell>
              <table:table-cell office:value-type="float" office:value="0">
                <text:p>0</text:p>
                <draw:g>
                  <svg:desc>Sheet1.C1:Sheet1.C100</svg:desc>
                </draw:g>
              </table:table-cell>
            </table:table-row>
            <table:table-row>
              <table:table-cell office:value-type="string">
                <text:p>CycD Rb</text:p>
                <text:list>
                  <text:list-item>
                    <text:p>CycD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6689">
                <text:p>0.006689</text:p>
              </table:table-cell>
            </table:table-row>
            <table:table-row>
              <table:table-cell office:value-type="string">
                <text:p>CycD E2F</text:p>
                <text:list>
                  <text:list-item>
                    <text:p>CycD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99101">
                <text:p>0.099101</text:p>
              </table:table-cell>
            </table:table-row>
            <table:table-row>
              <table:table-cell office:value-type="string">
                <text:p>CycD CycE</text:p>
                <text:list>
                  <text:list-item>
                    <text:p>CycD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76651">
                <text:p>0.076651</text:p>
              </table:table-cell>
            </table:table-row>
            <table:table-row>
              <table:table-cell office:value-type="string">
                <text:p>CycD CycA</text:p>
                <text:list>
                  <text:list-item>
                    <text:p>CycD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64837">
                <text:p>0.064837</text:p>
              </table:table-cell>
            </table:table-row>
            <table:table-row>
              <table:table-cell office:value-type="string">
                <text:p>CycD P27</text:p>
                <text:list>
                  <text:list-item>
                    <text:p>CycD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6689">
                <text:p>0.006689</text:p>
              </table:table-cell>
            </table:table-row>
            <table:table-row>
              <table:table-cell office:value-type="string">
                <text:p>CycD Cdc20</text:p>
                <text:list>
                  <text:list-item>
                    <text:p>CycD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67279">
                <text:p>0.267279</text:p>
              </table:table-cell>
            </table:table-row>
            <table:table-row>
              <table:table-cell office:value-type="string">
                <text:p>CycD UbcH10</text:p>
                <text:list>
                  <text:list-item>
                    <text:p>CycD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20299">
                <text:p>0.120299</text:p>
              </table:table-cell>
            </table:table-row>
            <table:table-row>
              <table:table-cell office:value-type="string">
                <text:p>CycD Cdh1</text:p>
                <text:list>
                  <text:list-item>
                    <text:p>CycD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CycD CycB</text:p>
                <text:list>
                  <text:list-item>
                    <text:p>CycD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15361">
                <text:p>0.315361</text:p>
              </table:table-cell>
            </table:table-row>
            <table:table-row>
              <table:table-cell office:value-type="string">
                <text:p>Rb CycD</text:p>
                <text:list>
                  <text:list-item>
                    <text:p>Rb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 Rb</text:p>
                <text:list>
                  <text:list-item>
                    <text:p>Rb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 E2F</text:p>
                <text:list>
                  <text:list-item>
                    <text:p>Rb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5792">
                <text:p>0.105792</text:p>
              </table:table-cell>
            </table:table-row>
            <table:table-row>
              <table:table-cell office:value-type="string">
                <text:p>Rb CycE</text:p>
                <text:list>
                  <text:list-item>
                    <text:p>Rb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76061">
                <text:p>0.076061</text:p>
              </table:table-cell>
            </table:table-row>
            <table:table-row>
              <table:table-cell office:value-type="string">
                <text:p>Rb CycA</text:p>
                <text:list>
                  <text:list-item>
                    <text:p>Rb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63333">
                <text:p>0.063333</text:p>
              </table:table-cell>
            </table:table-row>
            <table:table-row>
              <table:table-cell office:value-type="string">
                <text:p>Rb P27</text:p>
                <text:list>
                  <text:list-item>
                    <text:p>Rb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 Cdc20</text:p>
                <text:list>
                  <text:list-item>
                    <text:p>Rb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69844">
                <text:p>0.269844</text:p>
              </table:table-cell>
            </table:table-row>
            <table:table-row>
              <table:table-cell office:value-type="string">
                <text:p>Rb UbcH10</text:p>
                <text:list>
                  <text:list-item>
                    <text:p>Rb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22932">
                <text:p>0.122932</text:p>
              </table:table-cell>
            </table:table-row>
            <table:table-row>
              <table:table-cell office:value-type="string">
                <text:p>Rb Cdh1</text:p>
                <text:list>
                  <text:list-item>
                    <text:p>Rb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Rb CycB</text:p>
                <text:list>
                  <text:list-item>
                    <text:p>Rb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17833">
                <text:p>0.317833</text:p>
              </table:table-cell>
            </table:table-row>
            <table:table-row>
              <table:table-cell office:value-type="string">
                <text:p>E2F CycD</text:p>
                <text:list>
                  <text:list-item>
                    <text:p>E2F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2F Rb</text:p>
                <text:list>
                  <text:list-item>
                    <text:p>E2F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E2F E2F</text:p>
                <text:list>
                  <text:list-item>
                    <text:p>E2F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2F CycE</text:p>
                <text:list>
                  <text:list-item>
                    <text:p>E2F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3816">
                <text:p>0.103816</text:p>
              </table:table-cell>
            </table:table-row>
            <table:table-row>
              <table:table-cell office:value-type="string">
                <text:p>E2F CycA</text:p>
                <text:list>
                  <text:list-item>
                    <text:p>E2F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6158">
                <text:p>0.06158</text:p>
              </table:table-cell>
            </table:table-row>
            <table:table-row>
              <table:table-cell office:value-type="string">
                <text:p>E2F P27</text:p>
                <text:list>
                  <text:list-item>
                    <text:p>E2F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E2F Cdc20</text:p>
                <text:list>
                  <text:list-item>
                    <text:p>E2F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2F UbcH10</text:p>
                <text:list>
                  <text:list-item>
                    <text:p>E2F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5304">
                <text:p>0.005304</text:p>
              </table:table-cell>
            </table:table-row>
            <table:table-row>
              <table:table-cell office:value-type="string">
                <text:p>E2F Cdh1</text:p>
                <text:list>
                  <text:list-item>
                    <text:p>E2F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E2F CycB</text:p>
                <text:list>
                  <text:list-item>
                    <text:p>E2F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4377">
                <text:p>0.004377</text:p>
              </table:table-cell>
            </table:table-row>
            <table:table-row>
              <table:table-cell office:value-type="string">
                <text:p>CycE CycD</text:p>
                <text:list>
                  <text:list-item>
                    <text:p>CycE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E Rb</text:p>
                <text:list>
                  <text:list-item>
                    <text:p>CycE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CycE E2F</text:p>
                <text:list>
                  <text:list-item>
                    <text:p>CycE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E CycE</text:p>
                <text:list>
                  <text:list-item>
                    <text:p>CycE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E CycA</text:p>
                <text:list>
                  <text:list-item>
                    <text:p>CycE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65644">
                <text:p>0.065644</text:p>
              </table:table-cell>
            </table:table-row>
            <table:table-row>
              <table:table-cell office:value-type="string">
                <text:p>CycE P27</text:p>
                <text:list>
                  <text:list-item>
                    <text:p>CycE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657">
                <text:p>0.000657</text:p>
              </table:table-cell>
            </table:table-row>
            <table:table-row>
              <table:table-cell office:value-type="string">
                <text:p>CycE Cdc20</text:p>
                <text:list>
                  <text:list-item>
                    <text:p>CycE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5457">
                <text:p>0.005457</text:p>
              </table:table-cell>
            </table:table-row>
            <table:table-row>
              <table:table-cell office:value-type="string">
                <text:p>CycE UbcH10</text:p>
                <text:list>
                  <text:list-item>
                    <text:p>CycE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20093">
                <text:p>0.120093</text:p>
              </table:table-cell>
            </table:table-row>
            <table:table-row>
              <table:table-cell office:value-type="string">
                <text:p>CycE Cdh1</text:p>
                <text:list>
                  <text:list-item>
                    <text:p>CycE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CycE CycB</text:p>
                <text:list>
                  <text:list-item>
                    <text:p>CycE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17833">
                <text:p>0.317833</text:p>
              </table:table-cell>
            </table:table-row>
            <table:table-row>
              <table:table-cell office:value-type="string">
                <text:p>CycA CycD</text:p>
                <text:list>
                  <text:list-item>
                    <text:p>CycA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A Rb</text:p>
                <text:list>
                  <text:list-item>
                    <text:p>CycA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CycA E2F</text:p>
                <text:list>
                  <text:list-item>
                    <text:p>CycA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4568">
                <text:p>0.004568</text:p>
              </table:table-cell>
            </table:table-row>
            <table:table-row>
              <table:table-cell office:value-type="string">
                <text:p>CycA CycE</text:p>
                <text:list>
                  <text:list-item>
                    <text:p>CycA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A CycA</text:p>
                <text:list>
                  <text:list-item>
                    <text:p>CycA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A P27</text:p>
                <text:list>
                  <text:list-item>
                    <text:p>CycA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string">
                <text:p>CycA Cdc20</text:p>
                <text:list>
                  <text:list-item>
                    <text:p>CycA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71206">
                <text:p>0.271206</text:p>
              </table:table-cell>
            </table:table-row>
            <table:table-row>
              <table:table-cell office:value-type="string">
                <text:p>CycA UbcH10</text:p>
                <text:list>
                  <text:list-item>
                    <text:p>CycA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20093">
                <text:p>0.120093</text:p>
              </table:table-cell>
            </table:table-row>
            <table:table-row>
              <table:table-cell office:value-type="string">
                <text:p>CycA Cdh1</text:p>
                <text:list>
                  <text:list-item>
                    <text:p>CycA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CycA CycB</text:p>
                <text:list>
                  <text:list-item>
                    <text:p>CycA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17833">
                <text:p>0.317833</text:p>
              </table:table-cell>
            </table:table-row>
            <table:table-row>
              <table:table-cell office:value-type="string">
                <text:p>P27 CycD</text:p>
                <text:list>
                  <text:list-item>
                    <text:p>P27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27 Rb</text:p>
                <text:list>
                  <text:list-item>
                    <text:p>P27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27 E2F</text:p>
                <text:list>
                  <text:list-item>
                    <text:p>P27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5792">
                <text:p>0.105792</text:p>
              </table:table-cell>
            </table:table-row>
            <table:table-row>
              <table:table-cell office:value-type="string">
                <text:p>P27 CycE</text:p>
                <text:list>
                  <text:list-item>
                    <text:p>P27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75121">
                <text:p>0.075121</text:p>
              </table:table-cell>
            </table:table-row>
            <table:table-row>
              <table:table-cell office:value-type="string">
                <text:p>P27 CycA</text:p>
                <text:list>
                  <text:list-item>
                    <text:p>P27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63333">
                <text:p>0.063333</text:p>
              </table:table-cell>
            </table:table-row>
            <table:table-row>
              <table:table-cell office:value-type="string">
                <text:p>P27 P27</text:p>
                <text:list>
                  <text:list-item>
                    <text:p>P27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27 Cdc20</text:p>
                <text:list>
                  <text:list-item>
                    <text:p>P27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69815">
                <text:p>0.269815</text:p>
              </table:table-cell>
            </table:table-row>
            <table:table-row>
              <table:table-cell office:value-type="string">
                <text:p>P27 UbcH10</text:p>
                <text:list>
                  <text:list-item>
                    <text:p>P27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1686">
                <text:p>0.11686</text:p>
              </table:table-cell>
            </table:table-row>
            <table:table-row>
              <table:table-cell office:value-type="string">
                <text:p>P27 Cdh1</text:p>
                <text:list>
                  <text:list-item>
                    <text:p>P27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2905">
                <text:p>0.102905</text:p>
              </table:table-cell>
            </table:table-row>
            <table:table-row>
              <table:table-cell office:value-type="string">
                <text:p>P27 CycB</text:p>
                <text:list>
                  <text:list-item>
                    <text:p>P27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13312">
                <text:p>0.313312</text:p>
              </table:table-cell>
            </table:table-row>
            <table:table-row>
              <table:table-cell office:value-type="string">
                <text:p>Cdc20 CycD</text:p>
                <text:list>
                  <text:list-item>
                    <text:p>Cdc20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c20 Rb</text:p>
                <text:list>
                  <text:list-item>
                    <text:p>Cdc20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755">
                <text:p>0.000755</text:p>
              </table:table-cell>
            </table:table-row>
            <table:table-row>
              <table:table-cell office:value-type="string">
                <text:p>Cdc20 E2F</text:p>
                <text:list>
                  <text:list-item>
                    <text:p>Cdc20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92903">
                <text:p>0.092903</text:p>
              </table:table-cell>
            </table:table-row>
            <table:table-row>
              <table:table-cell office:value-type="string">
                <text:p>Cdc20 CycE</text:p>
                <text:list>
                  <text:list-item>
                    <text:p>Cdc20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Cdc20 CycA</text:p>
                <text:list>
                  <text:list-item>
                    <text:p>Cdc20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Cdc20 P27</text:p>
                <text:list>
                  <text:list-item>
                    <text:p>Cdc20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758">
                <text:p>0.000758</text:p>
              </table:table-cell>
            </table:table-row>
            <table:table-row>
              <table:table-cell office:value-type="string">
                <text:p>Cdc20 Cdc20</text:p>
                <text:list>
                  <text:list-item>
                    <text:p>Cdc20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c20 UbcH10</text:p>
                <text:list>
                  <text:list-item>
                    <text:p>Cdc20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5304">
                <text:p>0.005304</text:p>
              </table:table-cell>
            </table:table-row>
            <table:table-row>
              <table:table-cell office:value-type="string">
                <text:p>Cdc20 Cdh1</text:p>
                <text:list>
                  <text:list-item>
                    <text:p>Cdc20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c20 CycB</text:p>
                <text:list>
                  <text:list-item>
                    <text:p>Cdc20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cH10 CycD</text:p>
                <text:list>
                  <text:list-item>
                    <text:p>UbcH10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cH10 Rb</text:p>
                <text:list>
                  <text:list-item>
                    <text:p>UbcH10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UbcH10 E2F</text:p>
                <text:list>
                  <text:list-item>
                    <text:p>UbcH10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92903">
                <text:p>0.092903</text:p>
              </table:table-cell>
            </table:table-row>
            <table:table-row>
              <table:table-cell office:value-type="string">
                <text:p>UbcH10 CycE</text:p>
                <text:list>
                  <text:list-item>
                    <text:p>UbcH10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65426">
                <text:p>0.065426</text:p>
              </table:table-cell>
            </table:table-row>
            <table:table-row>
              <table:table-cell office:value-type="string">
                <text:p>UbcH10 CycA</text:p>
                <text:list>
                  <text:list-item>
                    <text:p>UbcH10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UbcH10 P27</text:p>
                <text:list>
                  <text:list-item>
                    <text:p>UbcH10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657">
                <text:p>0.000657</text:p>
              </table:table-cell>
            </table:table-row>
            <table:table-row>
              <table:table-cell office:value-type="string">
                <text:p>UbcH10 Cdc20</text:p>
                <text:list>
                  <text:list-item>
                    <text:p>UbcH10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99915">
                <text:p>0.299915</text:p>
              </table:table-cell>
            </table:table-row>
            <table:table-row>
              <table:table-cell office:value-type="string">
                <text:p>UbcH10 UbcH10</text:p>
                <text:list>
                  <text:list-item>
                    <text:p>UbcH10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cH10 Cdh1</text:p>
                <text:list>
                  <text:list-item>
                    <text:p>UbcH10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cH10 CycB</text:p>
                <text:list>
                  <text:list-item>
                    <text:p>UbcH10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h1 CycD</text:p>
                <text:list>
                  <text:list-item>
                    <text:p>Cdh1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h1 Rb</text:p>
                <text:list>
                  <text:list-item>
                    <text:p>Cdh1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631">
                <text:p>0.000631</text:p>
              </table:table-cell>
            </table:table-row>
            <table:table-row>
              <table:table-cell office:value-type="string">
                <text:p>Cdh1 E2F</text:p>
                <text:list>
                  <text:list-item>
                    <text:p>Cdh1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738">
                <text:p>0.000738</text:p>
              </table:table-cell>
            </table:table-row>
            <table:table-row>
              <table:table-cell office:value-type="string">
                <text:p>Cdh1 CycE</text:p>
                <text:list>
                  <text:list-item>
                    <text:p>Cdh1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36086">
                <text:p>0.036086</text:p>
              </table:table-cell>
            </table:table-row>
            <table:table-row>
              <table:table-cell office:value-type="string">
                <text:p>Cdh1 CycA</text:p>
                <text:list>
                  <text:list-item>
                    <text:p>Cdh1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Cdh1 P27</text:p>
                <text:list>
                  <text:list-item>
                    <text:p>Cdh1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629">
                <text:p>0.000629</text:p>
              </table:table-cell>
            </table:table-row>
            <table:table-row>
              <table:table-cell office:value-type="string">
                <text:p>Cdh1 Cdc20</text:p>
                <text:list>
                  <text:list-item>
                    <text:p>Cdh1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69844">
                <text:p>0.269844</text:p>
              </table:table-cell>
            </table:table-row>
            <table:table-row>
              <table:table-cell office:value-type="string">
                <text:p>Cdh1 UbcH10</text:p>
                <text:list>
                  <text:list-item>
                    <text:p>Cdh1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20093">
                <text:p>0.120093</text:p>
              </table:table-cell>
            </table:table-row>
            <table:table-row>
              <table:table-cell office:value-type="string">
                <text:p>Cdh1 Cdh1</text:p>
                <text:list>
                  <text:list-item>
                    <text:p>Cdh1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h1 CycB</text:p>
                <text:list>
                  <text:list-item>
                    <text:p>Cdh1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31732">
                <text:p>0.331732</text:p>
              </table:table-cell>
            </table:table-row>
            <table:table-row>
              <table:table-cell office:value-type="string">
                <text:p>CycB CycD</text:p>
                <text:list>
                  <text:list-item>
                    <text:p>CycB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Rb</text:p>
                <text:list>
                  <text:list-item>
                    <text:p>CycB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372">
                <text:p>0.000372</text:p>
              </table:table-cell>
            </table:table-row>
            <table:table-row>
              <table:table-cell office:value-type="string">
                <text:p>CycB E2F</text:p>
                <text:list>
                  <text:list-item>
                    <text:p>CycB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CycE</text:p>
                <text:list>
                  <text:list-item>
                    <text:p>CycB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CycA</text:p>
                <text:list>
                  <text:list-item>
                    <text:p>CycB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P27</text:p>
                <text:list>
                  <text:list-item>
                    <text:p>CycB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367">
                <text:p>0.000367</text:p>
              </table:table-cell>
            </table:table-row>
            <table:table-row>
              <table:table-cell office:value-type="string">
                <text:p>CycB Cdc20</text:p>
                <text:list>
                  <text:list-item>
                    <text:p>CycB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01278">
                <text:p>0.301278</text:p>
              </table:table-cell>
            </table:table-row>
            <table:table-row>
              <table:table-cell office:value-type="string">
                <text:p>CycB UbcH10</text:p>
                <text:list>
                  <text:list-item>
                    <text:p>CycB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Cdh1</text:p>
                <text:list>
                  <text:list-item>
                    <text:p>CycB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CycB</text:p>
                <text:list>
                  <text:list-item>
                    <text:p>CycB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4">
      <style:chart-properties chart:display-label="true" chart:logarithmic="false" chart:reverse-direction="false" text:line-break="fals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548cm" svg:height="14.052cm" xlink:href=".." xlink:type="simple" chart:class="chart:line" chart:style-name="ch1">
        <chart:legend chart:legend-position="end" svg:x="34.664cm" svg:y="6.478cm" style:legend-expansion="high" chart:style-name="ch2"/>
        <chart:plot-area chart:style-name="ch3" table:cell-range-address="Sheet2.A1:Sheet2.C100 Sheet2.E1:Sheet2.E1 Sheet1.E1:Sheet1.E1 Sheet1.C1:Sheet1.C100" chart:data-source-has-labels="both" svg:x="0.77cm" svg:y="0.281cm" svg:width="33.124cm" svg:height="13.49cm">
          <chartooo:coordinate-region svg:x="1.682cm" svg:y="0.481cm" svg:width="32.212cm" svg:height="7.879cm"/>
          <chart:axis chart:dimension="x" chart:name="primary-x" chart:style-name="ch4" chartooo:axis-type="auto">
            <chartooo:date-scale/>
            <chart:categories table:cell-range-address="Sheet2.A1:Sheet2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1:Sheet2.C100" chart:label-cell-address="Sheet2.E1:Sheet2.E1" chart:class="chart:line">
            <chart:data-point chart:repeated="100"/>
          </chart:series>
          <chart:series chart:style-name="ch8" chart:values-cell-range-address="Sheet1.C1:Sheet1.C100" chart:label-cell-address="Sheet1.E1:Sheet1.E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 Rb Knockout</text:p>
                <draw:g>
                  <svg:desc>Sheet2.E1:Sheet2.E1</svg:desc>
                </draw:g>
              </table:table-cell>
              <table:table-cell office:value-type="string">
                <text:p>TE Wildtyp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cD CycD</text:p>
                <text:list>
                  <text:list-item>
                    <text:p>CycD CycD</text:p>
                  </text:list-item>
                  <text:list-item>
                    <text:p/>
                  </text:list-item>
                </text:list>
                <draw:g>
                  <svg:desc>Sheet2.A1:Sheet2.B100</svg:desc>
                </draw:g>
              </table:table-cell>
              <table:table-cell office:value-type="float" office:value="0">
                <text:p>0</text:p>
                <draw:g>
                  <svg:desc>Sheet2.C1:Sheet2.C100</svg:desc>
                </draw:g>
              </table:table-cell>
              <table:table-cell office:value-type="float" office:value="0">
                <text:p>0</text:p>
                <draw:g>
                  <svg:desc>Sheet1.C1:Sheet1.C100</svg:desc>
                </draw:g>
              </table:table-cell>
            </table:table-row>
            <table:table-row>
              <table:table-cell office:value-type="string">
                <text:p>CycD Rb</text:p>
                <text:list>
                  <text:list-item>
                    <text:p>CycD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0993">
                <text:p>0.100993</text:p>
              </table:table-cell>
              <table:table-cell office:value-type="float" office:value="0.006689">
                <text:p>0.006689</text:p>
              </table:table-cell>
            </table:table-row>
            <table:table-row>
              <table:table-cell office:value-type="string">
                <text:p>CycD E2F</text:p>
                <text:list>
                  <text:list-item>
                    <text:p>CycD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97428">
                <text:p>0.097428</text:p>
              </table:table-cell>
              <table:table-cell office:value-type="float" office:value="0.099101">
                <text:p>0.099101</text:p>
              </table:table-cell>
            </table:table-row>
            <table:table-row>
              <table:table-cell office:value-type="string">
                <text:p>CycD CycE</text:p>
                <text:list>
                  <text:list-item>
                    <text:p>CycD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27606">
                <text:p>0.127606</text:p>
              </table:table-cell>
              <table:table-cell office:value-type="float" office:value="0.076651">
                <text:p>0.076651</text:p>
              </table:table-cell>
            </table:table-row>
            <table:table-row>
              <table:table-cell office:value-type="string">
                <text:p>CycD CycA</text:p>
                <text:list>
                  <text:list-item>
                    <text:p>CycD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77821">
                <text:p>0.277821</text:p>
              </table:table-cell>
              <table:table-cell office:value-type="float" office:value="0.064837">
                <text:p>0.064837</text:p>
              </table:table-cell>
            </table:table-row>
            <table:table-row>
              <table:table-cell office:value-type="string">
                <text:p>CycD P27</text:p>
                <text:list>
                  <text:list-item>
                    <text:p>CycD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41361">
                <text:p>0.041361</text:p>
              </table:table-cell>
              <table:table-cell office:value-type="float" office:value="0.006689">
                <text:p>0.006689</text:p>
              </table:table-cell>
            </table:table-row>
            <table:table-row>
              <table:table-cell office:value-type="string">
                <text:p>CycD Cdc20</text:p>
                <text:list>
                  <text:list-item>
                    <text:p>CycD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31836">
                <text:p>0.131836</text:p>
              </table:table-cell>
              <table:table-cell office:value-type="float" office:value="0.267279">
                <text:p>0.267279</text:p>
              </table:table-cell>
            </table:table-row>
            <table:table-row>
              <table:table-cell office:value-type="string">
                <text:p>CycD UbcH10</text:p>
                <text:list>
                  <text:list-item>
                    <text:p>CycD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9168">
                <text:p>0.09168</text:p>
              </table:table-cell>
              <table:table-cell office:value-type="float" office:value="0.120299">
                <text:p>0.120299</text:p>
              </table:table-cell>
            </table:table-row>
            <table:table-row>
              <table:table-cell office:value-type="string">
                <text:p>CycD Cdh1</text:p>
                <text:list>
                  <text:list-item>
                    <text:p>CycD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54901">
                <text:p>0.054901</text:p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CycD CycB</text:p>
                <text:list>
                  <text:list-item>
                    <text:p>CycD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315361">
                <text:p>0.315361</text:p>
              </table:table-cell>
            </table:table-row>
            <table:table-row>
              <table:table-cell office:value-type="string">
                <text:p>Rb CycD</text:p>
                <text:list>
                  <text:list-item>
                    <text:p>Rb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 Rb</text:p>
                <text:list>
                  <text:list-item>
                    <text:p>Rb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 E2F</text:p>
                <text:list>
                  <text:list-item>
                    <text:p>Rb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05792">
                <text:p>0.105792</text:p>
              </table:table-cell>
            </table:table-row>
            <table:table-row>
              <table:table-cell office:value-type="string">
                <text:p>Rb CycE</text:p>
                <text:list>
                  <text:list-item>
                    <text:p>Rb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76061">
                <text:p>0.076061</text:p>
              </table:table-cell>
            </table:table-row>
            <table:table-row>
              <table:table-cell office:value-type="string">
                <text:p>Rb CycA</text:p>
                <text:list>
                  <text:list-item>
                    <text:p>Rb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63333">
                <text:p>0.063333</text:p>
              </table:table-cell>
            </table:table-row>
            <table:table-row>
              <table:table-cell office:value-type="string">
                <text:p>Rb P27</text:p>
                <text:list>
                  <text:list-item>
                    <text:p>Rb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 Cdc20</text:p>
                <text:list>
                  <text:list-item>
                    <text:p>Rb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269844">
                <text:p>0.269844</text:p>
              </table:table-cell>
            </table:table-row>
            <table:table-row>
              <table:table-cell office:value-type="string">
                <text:p>Rb UbcH10</text:p>
                <text:list>
                  <text:list-item>
                    <text:p>Rb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22932">
                <text:p>0.122932</text:p>
              </table:table-cell>
            </table:table-row>
            <table:table-row>
              <table:table-cell office:value-type="string">
                <text:p>Rb Cdh1</text:p>
                <text:list>
                  <text:list-item>
                    <text:p>Rb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Rb CycB</text:p>
                <text:list>
                  <text:list-item>
                    <text:p>Rb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317833">
                <text:p>0.317833</text:p>
              </table:table-cell>
            </table:table-row>
            <table:table-row>
              <table:table-cell office:value-type="string">
                <text:p>E2F CycD</text:p>
                <text:list>
                  <text:list-item>
                    <text:p>E2F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2F Rb</text:p>
                <text:list>
                  <text:list-item>
                    <text:p>E2F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E2F E2F</text:p>
                <text:list>
                  <text:list-item>
                    <text:p>E2F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86259">
                <text:p>0.186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2F CycE</text:p>
                <text:list>
                  <text:list-item>
                    <text:p>E2F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03816">
                <text:p>0.103816</text:p>
              </table:table-cell>
            </table:table-row>
            <table:table-row>
              <table:table-cell office:value-type="string">
                <text:p>E2F CycA</text:p>
                <text:list>
                  <text:list-item>
                    <text:p>E2F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49468">
                <text:p>0.049468</text:p>
              </table:table-cell>
              <table:table-cell office:value-type="float" office:value="0.06158">
                <text:p>0.06158</text:p>
              </table:table-cell>
            </table:table-row>
            <table:table-row>
              <table:table-cell office:value-type="string">
                <text:p>E2F P27</text:p>
                <text:list>
                  <text:list-item>
                    <text:p>E2F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5262">
                <text:p>0.005262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E2F Cdc20</text:p>
                <text:list>
                  <text:list-item>
                    <text:p>E2F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54459">
                <text:p>0.15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2F UbcH10</text:p>
                <text:list>
                  <text:list-item>
                    <text:p>E2F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5304">
                <text:p>0.005304</text:p>
              </table:table-cell>
            </table:table-row>
            <table:table-row>
              <table:table-cell office:value-type="string">
                <text:p>E2F Cdh1</text:p>
                <text:list>
                  <text:list-item>
                    <text:p>E2F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97637">
                <text:p>0.197637</text:p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E2F CycB</text:p>
                <text:list>
                  <text:list-item>
                    <text:p>E2F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4377">
                <text:p>0.004377</text:p>
              </table:table-cell>
            </table:table-row>
            <table:table-row>
              <table:table-cell office:value-type="string">
                <text:p>CycE CycD</text:p>
                <text:list>
                  <text:list-item>
                    <text:p>CycE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E Rb</text:p>
                <text:list>
                  <text:list-item>
                    <text:p>CycE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CycE E2F</text:p>
                <text:list>
                  <text:list-item>
                    <text:p>CycE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E CycE</text:p>
                <text:list>
                  <text:list-item>
                    <text:p>CycE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626">
                <text:p>0.00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E CycA</text:p>
                <text:list>
                  <text:list-item>
                    <text:p>CycE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51916">
                <text:p>0.051916</text:p>
              </table:table-cell>
              <table:table-cell office:value-type="float" office:value="0.065644">
                <text:p>0.065644</text:p>
              </table:table-cell>
            </table:table-row>
            <table:table-row>
              <table:table-cell office:value-type="string">
                <text:p>CycE P27</text:p>
                <text:list>
                  <text:list-item>
                    <text:p>CycE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03628">
                <text:p>0.203628</text:p>
              </table:table-cell>
              <table:table-cell office:value-type="float" office:value="0.000657">
                <text:p>0.000657</text:p>
              </table:table-cell>
            </table:table-row>
            <table:table-row>
              <table:table-cell office:value-type="string">
                <text:p>CycE Cdc20</text:p>
                <text:list>
                  <text:list-item>
                    <text:p>CycE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5457">
                <text:p>0.005457</text:p>
              </table:table-cell>
            </table:table-row>
            <table:table-row>
              <table:table-cell office:value-type="string">
                <text:p>CycE UbcH10</text:p>
                <text:list>
                  <text:list-item>
                    <text:p>CycE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20093">
                <text:p>0.120093</text:p>
              </table:table-cell>
            </table:table-row>
            <table:table-row>
              <table:table-cell office:value-type="string">
                <text:p>CycE Cdh1</text:p>
                <text:list>
                  <text:list-item>
                    <text:p>CycE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CycE CycB</text:p>
                <text:list>
                  <text:list-item>
                    <text:p>CycE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317833">
                <text:p>0.317833</text:p>
              </table:table-cell>
            </table:table-row>
            <table:table-row>
              <table:table-cell office:value-type="string">
                <text:p>CycA CycD</text:p>
                <text:list>
                  <text:list-item>
                    <text:p>CycA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A Rb</text:p>
                <text:list>
                  <text:list-item>
                    <text:p>CycA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3767">
                <text:p>0.003767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CycA E2F</text:p>
                <text:list>
                  <text:list-item>
                    <text:p>CycA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4568">
                <text:p>0.004568</text:p>
              </table:table-cell>
            </table:table-row>
            <table:table-row>
              <table:table-cell office:value-type="string">
                <text:p>CycA CycE</text:p>
                <text:list>
                  <text:list-item>
                    <text:p>CycA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A CycA</text:p>
                <text:list>
                  <text:list-item>
                    <text:p>CycA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92921">
                <text:p>0.09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A P27</text:p>
                <text:list>
                  <text:list-item>
                    <text:p>CycA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string">
                <text:p>CycA Cdc20</text:p>
                <text:list>
                  <text:list-item>
                    <text:p>CycA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271206">
                <text:p>0.271206</text:p>
              </table:table-cell>
            </table:table-row>
            <table:table-row>
              <table:table-cell office:value-type="string">
                <text:p>CycA UbcH10</text:p>
                <text:list>
                  <text:list-item>
                    <text:p>CycA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20093">
                <text:p>0.120093</text:p>
              </table:table-cell>
            </table:table-row>
            <table:table-row>
              <table:table-cell office:value-type="string">
                <text:p>CycA Cdh1</text:p>
                <text:list>
                  <text:list-item>
                    <text:p>CycA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07788">
                <text:p>0.107788</text:p>
              </table:table-cell>
            </table:table-row>
            <table:table-row>
              <table:table-cell office:value-type="string">
                <text:p>CycA CycB</text:p>
                <text:list>
                  <text:list-item>
                    <text:p>CycA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317833">
                <text:p>0.317833</text:p>
              </table:table-cell>
            </table:table-row>
            <table:table-row>
              <table:table-cell office:value-type="string">
                <text:p>P27 CycD</text:p>
                <text:list>
                  <text:list-item>
                    <text:p>P27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27 Rb</text:p>
                <text:list>
                  <text:list-item>
                    <text:p>P27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36595">
                <text:p>0.136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27 E2F</text:p>
                <text:list>
                  <text:list-item>
                    <text:p>P27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7651">
                <text:p>0.007651</text:p>
              </table:table-cell>
              <table:table-cell office:value-type="float" office:value="0.105792">
                <text:p>0.105792</text:p>
              </table:table-cell>
            </table:table-row>
            <table:table-row>
              <table:table-cell office:value-type="string">
                <text:p>P27 CycE</text:p>
                <text:list>
                  <text:list-item>
                    <text:p>P27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413">
                <text:p>0.000413</text:p>
              </table:table-cell>
              <table:table-cell office:value-type="float" office:value="0.075121">
                <text:p>0.075121</text:p>
              </table:table-cell>
            </table:table-row>
            <table:table-row>
              <table:table-cell office:value-type="string">
                <text:p>P27 CycA</text:p>
                <text:list>
                  <text:list-item>
                    <text:p>P27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63333">
                <text:p>0.063333</text:p>
              </table:table-cell>
            </table:table-row>
            <table:table-row>
              <table:table-cell office:value-type="string">
                <text:p>P27 P27</text:p>
                <text:list>
                  <text:list-item>
                    <text:p>P27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27 Cdc20</text:p>
                <text:list>
                  <text:list-item>
                    <text:p>P27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269815">
                <text:p>0.269815</text:p>
              </table:table-cell>
            </table:table-row>
            <table:table-row>
              <table:table-cell office:value-type="string">
                <text:p>P27 UbcH10</text:p>
                <text:list>
                  <text:list-item>
                    <text:p>P27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46907">
                <text:p>0.146907</text:p>
              </table:table-cell>
              <table:table-cell office:value-type="float" office:value="0.11686">
                <text:p>0.11686</text:p>
              </table:table-cell>
            </table:table-row>
            <table:table-row>
              <table:table-cell office:value-type="string">
                <text:p>P27 Cdh1</text:p>
                <text:list>
                  <text:list-item>
                    <text:p>P27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1584">
                <text:p>0.001584</text:p>
              </table:table-cell>
              <table:table-cell office:value-type="float" office:value="0.102905">
                <text:p>0.102905</text:p>
              </table:table-cell>
            </table:table-row>
            <table:table-row>
              <table:table-cell office:value-type="string">
                <text:p>P27 CycB</text:p>
                <text:list>
                  <text:list-item>
                    <text:p>P27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313312">
                <text:p>0.313312</text:p>
              </table:table-cell>
            </table:table-row>
            <table:table-row>
              <table:table-cell office:value-type="string">
                <text:p>Cdc20 CycD</text:p>
                <text:list>
                  <text:list-item>
                    <text:p>Cdc20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c20 Rb</text:p>
                <text:list>
                  <text:list-item>
                    <text:p>Cdc20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0755">
                <text:p>0.000755</text:p>
              </table:table-cell>
            </table:table-row>
            <table:table-row>
              <table:table-cell office:value-type="string">
                <text:p>Cdc20 E2F</text:p>
                <text:list>
                  <text:list-item>
                    <text:p>Cdc20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5362">
                <text:p>0.005362</text:p>
              </table:table-cell>
              <table:table-cell office:value-type="float" office:value="0.092903">
                <text:p>0.092903</text:p>
              </table:table-cell>
            </table:table-row>
            <table:table-row>
              <table:table-cell office:value-type="string">
                <text:p>Cdc20 CycE</text:p>
                <text:list>
                  <text:list-item>
                    <text:p>Cdc20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35235">
                <text:p>0.135235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Cdc20 CycA</text:p>
                <text:list>
                  <text:list-item>
                    <text:p>Cdc20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05103">
                <text:p>0.105103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Cdc20 P27</text:p>
                <text:list>
                  <text:list-item>
                    <text:p>Cdc20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0758">
                <text:p>0.000758</text:p>
              </table:table-cell>
            </table:table-row>
            <table:table-row>
              <table:table-cell office:value-type="string">
                <text:p>Cdc20 Cdc20</text:p>
                <text:list>
                  <text:list-item>
                    <text:p>Cdc20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4911">
                <text:p>0.004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c20 UbcH10</text:p>
                <text:list>
                  <text:list-item>
                    <text:p>Cdc20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5304">
                <text:p>0.005304</text:p>
              </table:table-cell>
            </table:table-row>
            <table:table-row>
              <table:table-cell office:value-type="string">
                <text:p>Cdc20 Cdh1</text:p>
                <text:list>
                  <text:list-item>
                    <text:p>Cdc20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c20 CycB</text:p>
                <text:list>
                  <text:list-item>
                    <text:p>Cdc20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cH10 CycD</text:p>
                <text:list>
                  <text:list-item>
                    <text:p>UbcH10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cH10 Rb</text:p>
                <text:list>
                  <text:list-item>
                    <text:p>UbcH10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UbcH10 E2F</text:p>
                <text:list>
                  <text:list-item>
                    <text:p>UbcH10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92903">
                <text:p>0.092903</text:p>
              </table:table-cell>
            </table:table-row>
            <table:table-row>
              <table:table-cell office:value-type="string">
                <text:p>UbcH10 CycE</text:p>
                <text:list>
                  <text:list-item>
                    <text:p>UbcH10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626">
                <text:p>0.00626</text:p>
              </table:table-cell>
              <table:table-cell office:value-type="float" office:value="0.065426">
                <text:p>0.065426</text:p>
              </table:table-cell>
            </table:table-row>
            <table:table-row>
              <table:table-cell office:value-type="string">
                <text:p>UbcH10 CycA</text:p>
                <text:list>
                  <text:list-item>
                    <text:p>UbcH10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51916">
                <text:p>0.051916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UbcH10 P27</text:p>
                <text:list>
                  <text:list-item>
                    <text:p>UbcH10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03628">
                <text:p>0.203628</text:p>
              </table:table-cell>
              <table:table-cell office:value-type="float" office:value="0.000657">
                <text:p>0.000657</text:p>
              </table:table-cell>
            </table:table-row>
            <table:table-row>
              <table:table-cell office:value-type="string">
                <text:p>UbcH10 Cdc20</text:p>
                <text:list>
                  <text:list-item>
                    <text:p>UbcH10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299915">
                <text:p>0.299915</text:p>
              </table:table-cell>
            </table:table-row>
            <table:table-row>
              <table:table-cell office:value-type="string">
                <text:p>UbcH10 UbcH10</text:p>
                <text:list>
                  <text:list-item>
                    <text:p>UbcH10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cH10 Cdh1</text:p>
                <text:list>
                  <text:list-item>
                    <text:p>UbcH10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cH10 CycB</text:p>
                <text:list>
                  <text:list-item>
                    <text:p>UbcH10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h1 CycD</text:p>
                <text:list>
                  <text:list-item>
                    <text:p>Cdh1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h1 Rb</text:p>
                <text:list>
                  <text:list-item>
                    <text:p>Cdh1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0631">
                <text:p>0.000631</text:p>
              </table:table-cell>
            </table:table-row>
            <table:table-row>
              <table:table-cell office:value-type="string">
                <text:p>Cdh1 E2F</text:p>
                <text:list>
                  <text:list-item>
                    <text:p>Cdh1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80897">
                <text:p>0.180897</text:p>
              </table:table-cell>
              <table:table-cell office:value-type="float" office:value="0.000738">
                <text:p>0.000738</text:p>
              </table:table-cell>
            </table:table-row>
            <table:table-row>
              <table:table-cell office:value-type="string">
                <text:p>Cdh1 CycE</text:p>
                <text:list>
                  <text:list-item>
                    <text:p>Cdh1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36086">
                <text:p>0.036086</text:p>
              </table:table-cell>
            </table:table-row>
            <table:table-row>
              <table:table-cell office:value-type="string">
                <text:p>Cdh1 CycA</text:p>
                <text:list>
                  <text:list-item>
                    <text:p>Cdh1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49997">
                <text:p>0.049997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Cdh1 P27</text:p>
                <text:list>
                  <text:list-item>
                    <text:p>Cdh1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5262">
                <text:p>0.005262</text:p>
              </table:table-cell>
              <table:table-cell office:value-type="float" office:value="0.000629">
                <text:p>0.000629</text:p>
              </table:table-cell>
            </table:table-row>
            <table:table-row>
              <table:table-cell office:value-type="string">
                <text:p>Cdh1 Cdc20</text:p>
                <text:list>
                  <text:list-item>
                    <text:p>Cdh1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49548">
                <text:p>0.149548</text:p>
              </table:table-cell>
              <table:table-cell office:value-type="float" office:value="0.269844">
                <text:p>0.269844</text:p>
              </table:table-cell>
            </table:table-row>
            <table:table-row>
              <table:table-cell office:value-type="string">
                <text:p>Cdh1 UbcH10</text:p>
                <text:list>
                  <text:list-item>
                    <text:p>Cdh1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120093">
                <text:p>0.120093</text:p>
              </table:table-cell>
            </table:table-row>
            <table:table-row>
              <table:table-cell office:value-type="string">
                <text:p>Cdh1 Cdh1</text:p>
                <text:list>
                  <text:list-item>
                    <text:p>Cdh1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97637">
                <text:p>0.197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dh1 CycB</text:p>
                <text:list>
                  <text:list-item>
                    <text:p>Cdh1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331732">
                <text:p>0.331732</text:p>
              </table:table-cell>
            </table:table-row>
            <table:table-row>
              <table:table-cell office:value-type="string">
                <text:p>CycB CycD</text:p>
                <text:list>
                  <text:list-item>
                    <text:p>CycB Cyc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Rb</text:p>
                <text:list>
                  <text:list-item>
                    <text:p>CycB R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000372">
                <text:p>0.000372</text:p>
              </table:table-cell>
            </table:table-row>
            <table:table-row>
              <table:table-cell office:value-type="string">
                <text:p>CycB E2F</text:p>
                <text:list>
                  <text:list-item>
                    <text:p>CycB E2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CycE</text:p>
                <text:list>
                  <text:list-item>
                    <text:p>CycB Cyc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00565">
                <text:p>0.000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CycA</text:p>
                <text:list>
                  <text:list-item>
                    <text:p>CycB Cy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28501">
                <text:p>0.02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P27</text:p>
                <text:list>
                  <text:list-item>
                    <text:p>CycB P2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03628">
                <text:p>0.203628</text:p>
              </table:table-cell>
              <table:table-cell office:value-type="float" office:value="0.000367">
                <text:p>0.000367</text:p>
              </table:table-cell>
            </table:table-row>
            <table:table-row>
              <table:table-cell office:value-type="string">
                <text:p>CycB Cdc20</text:p>
                <text:list>
                  <text:list-item>
                    <text:p>CycB Cdc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301278">
                <text:p>0.301278</text:p>
              </table:table-cell>
            </table:table-row>
            <table:table-row>
              <table:table-cell office:value-type="string">
                <text:p>CycB UbcH10</text:p>
                <text:list>
                  <text:list-item>
                    <text:p>CycB UbcH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Cdh1</text:p>
                <text:list>
                  <text:list-item>
                    <text:p>CycB Cdh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cB CycB</text:p>
                <text:list>
                  <text:list-item>
                    <text:p>CycB CycB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